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6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43"/>
    <style:style style:name="ce15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cc00"/>
    </style:style>
    <style:style style:name="ce18" style:family="table-cell" style:parent-style-name="Default">
      <style:table-cell-properties fo:border-bottom="0.0008in solid #000000" fo:border-left="none" fo:border-right="none" fo:border-top="0.0008in solid #000000"/>
    </style:style>
    <style:style style:name="ce1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0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ferit</text:p>
          </table:table-cell>
          <table:table-cell office:value-type="string">
            <text:p>effect. Area</text:p>
          </table:table-cell>
          <table:table-cell office:value-type="string">
            <text:p>induc. Factor</text:p>
          </table:table-cell>
          <table:table-cell office:value-type="string">
            <text:p>konvertuj u “nH”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Ae [mm^2]</text:p>
          </table:table-cell>
          <table:table-cell office:value-type="string">
            <text:p>AL [uH]</text:p>
          </table:table-cell>
          <table:table-cell office:value-type="string">
            <text:p>AL[<text:span text:style-name="T3">nH</text:span>]</text:p>
          </table:table-cell>
          <table:table-cell office:value-type="string">
            <text:p>Diametar [mm]</text:p>
          </table:table-cell>
          <table:table-cell office:value-type="string">
            <text:p>Unutrasnji</text:p>
          </table:table-cell>
          <table:table-cell office:value-type="string">
            <text:p>visina</text:p>
          </table:table-cell>
          <table:table-cell table:style-name="ce21" office:value-type="string">
            <text:p>μ I</text:p>
          </table:table-cell>
          <table:table-cell office:value-type="string">
            <text:p>B [mH](saturation, 25 deg)</text:p>
          </table:table-cell>
          <table:table-cell office:value-type="string">
            <text:p>B (100 deg)</text:p>
          </table:table-cell>
          <table:table-cell office:value-type="string">
            <text:p>ferit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/>
        </table:table-row>
        <table:table-row table:style-name="ro1">
          <table:table-cell/>
          <table:table-cell office:value-type="string">
            <text:p>B64290L0638X087 </text:p>
          </table:table-cell>
          <table:table-cell table:style-name="ce2" office:value-type="float" office:value="26.17">
            <text:p>26.17</text:p>
          </table:table-cell>
          <table:table-cell office:value-type="float" office:value="1.34">
            <text:p>1.34</text:p>
          </table:table-cell>
          <table:table-cell table:style-name="ce2" office:value-type="float" office:value="1340">
            <text:p>1340</text:p>
          </table:table-cell>
          <table:table-cell office:value-type="float" office:value="23.3">
            <text:p>23.3</text:p>
          </table:table-cell>
          <table:table-cell office:value-type="float" office:value="13.7">
            <text:p>13.7</text:p>
          </table:table-cell>
          <table:table-cell office:value-type="float" office:value="7.4">
            <text:p>7.4</text:p>
          </table:table-cell>
          <table:table-cell office:value-type="float" office:value="2200">
            <text:p>2200</text:p>
          </table:table-cell>
          <table:table-cell office:value-type="float" office:value="490">
            <text:p>490</text:p>
          </table:table-cell>
          <table:table-cell office:value-type="float" office:value="390">
            <text:p>390</text:p>
          </table:table-cell>
          <table:table-cell office:value-type="string">
            <text:p>N87</text:p>
          </table:table-cell>
          <table:table-cell table:number-columns-repeated="3"/>
        </table:table-row>
        <table:table-row table:style-name="ro2">
          <table:table-cell office:value-type="string">
            <text:p>Curtisov ferit?</text:p>
          </table:table-cell>
          <table:table-cell table:style-name="ce1" office:value-type="string">
            <text:p>B65807J0000R087</text:p>
          </table:table-cell>
          <table:table-cell table:style-name="ce1" office:value-type="float" office:value="36.6">
            <text:p>36.6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2400">
            <text:p>2400</text:p>
          </table:table-cell>
          <table:table-cell table:style-name="ce1" table:number-columns-repeated="2"/>
          <table:table-cell table:style-name="ce1" office:value-type="string">
            <text:p>2x6.25mm</text:p>
          </table:table-cell>
          <table:table-cell table:style-name="ce1" office:value-type="float" office:value="2201">
            <text:p>2201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390">
            <text:p>390</text:p>
          </table:table-cell>
          <table:table-cell table:style-name="ce1" office:value-type="string">
            <text:p>N87</text:p>
          </table:table-cell>
          <table:table-cell table:style-name="ce1" office:value-type="string">
            <text:p>17.9mm</text:p>
          </table:table-cell>
          <table:table-cell table:style-name="ce1" office:value-type="float" office:value="8.2">
            <text:p>8.2</text:p>
          </table:table-cell>
          <table:table-cell/>
        </table:table-row>
        <table:table-row table:style-name="ro2">
          <table:table-cell office:value-type="string">
            <text:p>Nas ferit</text:p>
          </table:table-cell>
          <table:table-cell table:style-name="ce2" office:value-type="string">
            <text:p>B65701W0000R087 </text:p>
          </table:table-cell>
          <table:table-cell office:value-type="float" office:value="145">
            <text:p>145</text:p>
          </table:table-cell>
          <table:table-cell office:value-type="float" office:value="6.4">
            <text:p>6.4</text:p>
          </table:table-cell>
          <table:table-cell office:value-type="float" office:value="6400">
            <text:p>6400</text:p>
          </table:table-cell>
          <table:table-cell office:value-type="float" office:value="30">
            <text:p>30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490">
            <text:p>490</text:p>
          </table:table-cell>
          <table:table-cell/>
          <table:table-cell table:style-name="ce1" office:value-type="string">
            <text:p>N87</text:p>
          </table:table-cell>
          <table:table-cell table:number-columns-repeated="3"/>
        </table:table-row>
        <table:table-row table:style-name="ro3">
          <table:table-cell office:value-type="string">
            <text:p>ESN200</text:p>
          </table:table-cell>
          <table:table-cell table:style-name="ce3" office:value-type="string">
            <text:p>B66413G0000X149 </text:p>
          </table:table-cell>
          <table:table-cell office:value-type="float" office:value="15">
            <text:p>15</text:p>
          </table:table-cell>
          <table:table-cell/>
          <table:table-cell office:value-type="float" office:value="600">
            <text:p>600</text:p>
          </table:table-cell>
          <table:table-cell table:number-columns-repeated="6"/>
          <table:table-cell office:value-type="string">
            <text:p>N49</text:p>
          </table:table-cell>
          <table:table-cell table:number-columns-repeated="2"/>
          <table:table-cell office:value-type="string">
            <text:p>Ovaj je malo manji od skipper-ovog koji je 17x8x5mm</text:p>
          </table:table-cell>
        </table:table-row>
        <table:table-row table:style-name="ro3">
          <table:table-cell office:value-type="string">
            <text:p>ESN200</text:p>
          </table:table-cell>
          <table:table-cell table:style-name="ce3" office:value-type="string">
            <text:p>B66417G0000X149 </text:p>
          </table:table-cell>
          <table:table-cell office:value-type="float" office:value="31">
            <text:p>31</text:p>
          </table:table-cell>
          <table:table-cell/>
          <table:table-cell office:value-type="float" office:value="910">
            <text:p>910</text:p>
          </table:table-cell>
          <table:table-cell table:number-columns-repeated="10"/>
        </table:table-row>
        <table:table-row table:style-name="ro4">
          <table:table-cell/>
          <table:table-cell table:style-name="ce4" office:value-type="string">
            <text:p>Saturation is caused by excessive applied volt-seconds</text:p>
          </table:table-cell>
          <table:table-cell table:number-columns-repeated="13"/>
        </table:table-row>
        <table:table-row table:style-name="ro4">
          <table:table-cell/>
          <table:table-cell table:style-name="ce4"/>
          <table:table-cell table:number-columns-repeated="13"/>
        </table:table-row>
        <table:table-row table:style-name="ro5">
          <table:table-cell/>
          <table:table-cell table:style-name="ce5" office:value-type="string">
            <text:p>U sljedecoj formuli bitno je razumjeti da koristimo “volt-second” odnosno RMS napon u jednoj poluperiodi (koja vrsi magnetizaciju u jednom smijeru, odnosno zelimo da vidimo koliko ona ukupno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string">
            <text:p>namagnetise prije nego bude negativan napon. To nam govori da li dolazimo u zasicenje. Period je 1/f, Nama treva pola perioda (1/2f) i onda se jos aproksimativno dijeli sa jos 2 (1/4*f) zbog</text:p>
          </table:table-cell>
          <table:table-cell table:number-columns-repeated="13"/>
        </table:table-row>
        <table:table-row table:style-name="ro5">
          <table:table-cell/>
          <table:table-cell table:style-name="ce6" office:value-type="string">
            <text:p>pretvaranja E (peak) u RMS</text:p>
          </table:table-cell>
          <table:table-cell table:number-columns-repeated="13"/>
        </table:table-row>
        <table:table-row table:style-name="ro6">
          <table:table-cell/>
          <table:table-cell table:style-name="ce7" office:value-type="string">
            <text:p><text:span text:style-name="T1">B=E*10^8/(4*F*A*N)</text:span> 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>
            <text:p>where B is the flux density in Gauss,</text:p>
          </table:table-cell>
          <table:table-cell table:number-columns-repeated="13"/>
        </table:table-row>
        <table:table-row table:style-name="ro5">
          <table:table-cell/>
          <table:table-cell table:style-name="ce9" office:value-type="string">
            <text:p>E is the square wave peak voltage in volts,, F is the frequency in Hertz, A is the cross sectional area of the core in square centimeters, N is the number of primary turns.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3"/>
        </table:table-row>
        <table:table-row table:style-name="ro1">
          <table:table-cell/>
          <table:table-cell table:style-name="ce8" office:value-type="string">
            <text:p>Mislim da se za pravougaone impulse koristi ista formula ali ne sa “/4” nego “/2”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3"/>
        </table:table-row>
        <table:table-row table:style-name="ro1">
          <table:table-cell/>
          <table:table-cell table:style-name="ce10" office:value-type="string">
            <text:p>KONACNA FORMULA ZA IZRACUNAVANJE MINIMALNOG BROJA NAMOTAJA NA PRIMARU (DA NE BI DOSLO DO ZASICENJA)</text:p>
          </table:table-cell>
          <table:table-cell table:style-name="ce13" table:number-columns-repeated="8"/>
          <table:table-cell table:number-columns-repeated="5"/>
        </table:table-row>
        <table:table-row table:style-name="ro4">
          <table:table-cell/>
          <table:table-cell table:style-name="ce11" office:value-type="string">
            <text:p>N = E*10^8/4*F*A*B)</text:p>
          </table:table-cell>
          <table:table-cell table:style-name="ce13" table:number-columns-repeated="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(1 Tesla = 10^4 Gaus) =&gt; (250mT = 250 * 10^-3 * 10^4 = 2500 Gaus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Povrsina ferita</text:p>
          </table:table-cell>
          <table:table-cell office:value-type="string">
            <text:p>B saturacije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5" office:value-type="string">
            <text:p>V(peak)</text:p>
          </table:table-cell>
          <table:table-cell table:style-name="ce18" office:value-type="string">
            <text:p>Ae[cm^2]</text:p>
          </table:table-cell>
          <table:table-cell table:style-name="ce18" office:value-type="string">
            <text:p>B[Gaus]</text:p>
          </table:table-cell>
          <table:table-cell table:style-name="ce18" office:value-type="string">
            <text:p>freq</text:p>
          </table:table-cell>
          <table:table-cell table:style-name="ce19" office:value-type="string">
            <text:p>Izracunati broj namotaja primara (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urtis</text:p>
          </table:table-cell>
          <table:table-cell table:style-name="ce16" office:value-type="float" office:value="30">
            <text:p>30</text:p>
          </table:table-cell>
          <table:table-cell table:style-name="ce2" office:value-type="float" office:value="0.36">
            <text:p>0.36</text:p>
          </table:table-cell>
          <table:table-cell table:style-name="ce2" office:value-type="float" office:value="2500">
            <text:p>2500</text:p>
          </table:table-cell>
          <table:table-cell table:style-name="ce2" office:value-type="float" office:value="50000">
            <text:p>50000</text:p>
          </table:table-cell>
          <table:table-cell table:style-name="ce20" table:formula="of:=[.D27]*10^8/(4*[.G27]*[.E27]*[.F27])" office:value-type="float" office:value="16.6666666666667">
            <text:p>16.666666666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Nas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0.64">
            <text:p>0.64</text:p>
          </table:table-cell>
          <table:table-cell table:style-name="ce17" office:value-type="float" office:value="4900">
            <text:p>4900</text:p>
          </table:table-cell>
          <table:table-cell table:style-name="ce17" office:value-type="float" office:value="50000">
            <text:p>50000</text:p>
          </table:table-cell>
          <table:table-cell table:style-name="ce20" table:formula="of:=[.D28]*10^8/(4*[.G28]*[.E28]*[.F28])" office:value-type="float" office:value="4.78316326530612">
            <text:p>4.7831632653</text:p>
          </table:table-cell>
          <table:table-cell/>
          <table:table-cell office:value-type="string">
            <text:p>Da li je ispravno 4900? ili treba 2500?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ESN200</text:p>
          </table:table-cell>
          <table:table-cell office:value-type="float" office:value="30">
            <text:p>30</text:p>
          </table:table-cell>
          <table:table-cell office:value-type="float" office:value="0.15">
            <text:p>0.15</text:p>
          </table:table-cell>
          <table:table-cell office:value-type="float" office:value="4900">
            <text:p>4900</text:p>
          </table:table-cell>
          <table:table-cell office:value-type="float" office:value="50000">
            <text:p>50000</text:p>
          </table:table-cell>
          <table:table-cell table:style-name="ce20" table:formula="of:=[.D29]*10^8/(4*[.G29]*[.E29]*[.F29])" office:value-type="float" office:value="20.4081632653061">
            <text:p>20.408163265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Curtis ima 19 namotaja na primaru a 59 na sekundaru (oboje su 0.22mm debljina zice). Ispada da se slaze. Izraunali smo minimalno 16.6 a on je izabrao 19 namotaja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2">
          <table:table-cell/>
          <table:table-cell office:value-type="string">
            <text:p>Ako izaberemo B= 2500mT, onda bi dobili 9.3 namotaja. Mislim da se zaokruzuje na manju vriednost. Onda bi imali <text:span text:style-name="T2">2x9</text:span> namotaja na primaru. 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Primar 9, sekundar 72 namotaja (1:8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Primar 10A, sekundar = 1.25A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ransducer: 100 Ohm =&gt; sekundar napn = 125V =&gt; primar napon = 15V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ransducer: 200 Ohm =&gt; sekundar napn = 250V =&gt; primar napon = 30V</text:p>
          </table:table-cell>
          <table:table-cell table:number-columns-repeated="3"/>
          <table:table-cell office:value-type="string">
            <text:p>31V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200">
            <text:p>1200</text:p>
          </table:table-cell>
          <table:table-cell office:value-type="float" office:value="-600">
            <text:p>-600</text:p>
          </table:table-cell>
          <table:table-cell office:value-type="string">
            <text:p>20x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240A</text:p>
          </table:table-cell>
          <table:table-cell office:value-type="string">
            <text:p>12A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2"/>
          <table:table-cell table:style-name="ce14" office:value-type="string">
            <text:p>1 <text:s/>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100A</text:p>
          </table:table-cell>
          <table:table-cell office:value-type="string">
            <text:p>5A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500V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50V</text:p>
          </table:table-cell>
          <table:table-cell office:value-type="string">
            <text:p>1000V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4/12/2019</text:date>, <text:time>08:5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1:55:59</meta:creation-date>
    <dc:date>2019-04-12T08:51:26.84</dc:date>
    <meta:editing-duration>PT11H24M21S</meta:editing-duration>
    <meta:editing-cycles>5</meta:editing-cycles>
    <meta:generator>OpenOffice/4.1.3$Win32 OpenOffice.org_project/413m1$Build-9783</meta:generator>
    <meta:document-statistic meta:table-count="3" meta:cell-count="114" meta:object-count="0"/>
  </office:meta>
</office:document-meta>
</file>